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2f2ff" draw:textarea-horizontal-align="left" draw:textarea-vertical-align="middle" draw:auto-grow-height="false" fo:min-height="0cm" fo:min-width="0cm"/>
    </style:style>
    <style:style style:name="gr2" style:family="graphic" style:parent-style-name="standard">
      <style:graphic-properties draw:fill="solid" draw:fill-color="#f2f2ff" draw:textarea-horizontal-align="justify" draw:textarea-vertical-align="middle" draw:auto-grow-height="false" fo:min-height="0cm" fo:min-width="0cm"/>
    </style:style>
    <style:style style:name="gr3" style:family="graphic" style:parent-style-name="standard">
      <style:graphic-properties draw:stroke="none" draw:fill="none" draw:fill-color="#ffffff" fo:min-height="0.983cm"/>
    </style:style>
    <style:style style:name="gr4"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start" fo:text-indent="0cm"/>
      <style:text-properties fo:font-size="10pt"/>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margin-left="0cm" fo:margin-right="0cm" fo:text-align="start" fo:text-indent="0cm"/>
      <style:text-properties fo:font-size="12pt" style:font-size-asian="12pt" style:font-size-complex="12pt"/>
    </style:style>
    <style:style style:name="P4" style:family="paragraph">
      <style:paragraph-properties fo:margin-left="0cm" fo:margin-right="0cm" fo:text-align="center" fo:text-indent="0cm"/>
      <style:text-properties fo:font-size="12pt" style:font-size-asian="12pt" style:font-size-complex="12pt"/>
    </style:style>
    <style:style style:name="P5" style:family="paragraph">
      <style:paragraph-properties fo:margin-left="0cm" fo:margin-right="0cm" fo:text-align="start" fo:text-indent="0cm"/>
      <style:text-properties fo:font-size="8pt" style:font-size-asian="8pt" style:font-size-complex="8pt"/>
    </style:style>
    <style:style style:name="T1" style:family="text">
      <style:text-properties fo:font-size="8pt" style:font-size-asian="8pt" style:font-size-complex="8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823cm" svg:height="2.351cm" svg:x="7.8cm" svg:y="3.316cm">
          <text:p/>
          <draw:enhanced-geometry svg:viewBox="0 0 21600 21600" draw:mirror-horizontal="false" draw:mirror-vertical="false" draw:text-areas="3000 3320 17110 17330" draw:type="cloud-callout" draw:modifiers="-465.671641791045 23179.59183673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3.649cm" svg:height="0.955cm" svg:x="0.833cm" svg:y="0.687cm">
          <text:p text:style-name="P2"><text:span text:style-name="T1">Due to Condor limitations,</text:span></text:p>
          <text:p text:style-name="P2"><text:span text:style-name="T1">define also GlideinMyType</text:span></text:p>
          <draw:enhanced-geometry svg:viewBox="0 0 21600 21600" draw:mirror-horizontal="false" draw:mirror-vertical="false" draw:type="line-callout-2" draw:modifiers="5698.84931506849 44284.5188284519 1597.44779582367 40488.7029288703 -130.191780821918 21961.506276150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2" draw:layer="layout" svg:width="3.665cm" svg:height="2.031cm" svg:x="8.265cm" svg:y="3.554cm">
          <draw:text-box>
            <text:p text:style-name="P2"><text:span text:style-name="T1">Parameters set used by the submitted glideins.</text:span></text:p>
            <text:p text:style-name="P2"><text:span text:style-name="T1">This is a merge of the GlideinFactory and VO Frontend ones.</text:span></text:p>
          </draw:text-box>
        </draw:frame>
        <draw:polygon draw:style-name="gr4" draw:text-style-name="P3" draw:layer="layout" svg:width="5.596cm" svg:height="6.442cm" svg:x="1.866cm" svg:y="2.372cm" svg:viewBox="0 0 5597 6443" draw:points="0,0 5597,0 5595,6122 4863,6131 4295,6159 3840,6203 3445,6255 2635,6365 2117,6411 1455,6443 994,6416 640,6390 1,6331">
          <text:p text:style-name="P3"><text:span text:style-name="T2">MyType=”glidefactoryclient”</text:span></text:p>
          <text:p text:style-name="P3"><text:span text:style-name="T2">Name=”client_name”</text:span></text:p>
          <text:p text:style-name="P3"><text:span text:style-name="T2">ReqGlidein=”entry@factory”</text:span></text:p>
          <text:p text:style-name="P3"><text:span text:style-name="T2">ReqFactoryName=”factory”</text:span></text:p>
          <text:p text:style-name="P3"><text:span text:style-name="T2">ReqGlideinName=”entry”</text:span></text:p>
          <text:p text:style-name="P3"><text:span text:style-name="T2">GlideinParamXXX=”val1”</text:span></text:p>
          <text:p text:style-name="P3"><text:span text:style-name="T2">...</text:span></text:p>
          <text:p text:style-name="P3"><text:span text:style-name="T2">GlideinParamYYY=”valZ”</text:span></text:p>
          <text:p text:style-name="P3"><text:span text:style-name="T2">GlideinMonitorNNN=”valN”</text:span></text:p>
          <text:p text:style-name="P3"><text:span text:style-name="T2">...</text:span></text:p>
          <text:p text:style-name="P3"><text:span text:style-name="T2">GlideinMonitorMMM=”valM”</text:span></text:p>
          <text:p text:style-name="P3"><text:span text:style-name="T2"/></text:p>
        </draw:polygon>
        <draw:rect draw:style-name="gr5" draw:text-style-name="P4" draw:layer="layout" svg:width="5.594cm" svg:height="0.609cm" svg:x="1.866cm" svg:y="1.756cm">
          <text:p text:style-name="P4"><text:span text:style-name="T2">Published classad</text:span></text:p>
        </draw:rect>
        <draw:custom-shape draw:style-name="gr2" draw:text-style-name="P5" draw:layer="layout" svg:width="2.932cm" svg:height="1.169cm" svg:x="7.828cm" svg:y="2.001cm">
          <text:p text:style-name="P5"><text:span text:style-name="T1">One for each client.</text:span></text:p>
          <draw:enhanced-geometry svg:viewBox="0 0 21600 21600" draw:text-areas="3000 3320 17110 17330" draw:mirror-horizontal="false" draw:mirror-vertical="false" draw:type="cloud-callout" draw:modifiers="-1428.70780770542 21470.76923076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159cm" svg:height="2.216cm" svg:x="8.031cm" svg:y="5.747cm">
          <text:p text:style-name="P5"><text:span text:style-name="T1">Monitoring data like:</text:span></text:p>
          <text:p text:style-name="P5"><text:span text:style-name="T1"><text:s text:c="2"/></text:span><text:span text:style-name="T1">StatusIdle=”234”, </text:span></text:p>
          <text:p text:style-name="P5"><text:span text:style-name="T1"><text:s text:c="2"/></text:span><text:span text:style-name="T1">StatusRunning=”1356”</text:span></text:p>
          <text:p text:style-name="P5"><text:span text:style-name="T1"><text:s text:c="2"/></text:span><text:span text:style-name="T1">RequestedIdle=”50”</text:span></text:p>
          <draw:enhanced-geometry svg:viewBox="0 0 21600 21600" draw:text-areas="3000 3320 17110 17330" draw:mirror-horizontal="false" draw:mirror-vertical="false" draw:type="cloud-callout" draw:modifiers="-1900.38461538462 18667.38836265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3.335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creation-date>2006-10-03T09:12:04</meta:creation-date>
    <dc:date>2009-10-26T16:09:00</dc:date>
    <dc:language>en-US</dc:language>
    <meta:editing-cycles>10</meta:editing-cycles>
    <meta:editing-duration>PT148H45M22S</meta:editing-duration>
    <meta:document-statistic meta:object-count="7"/>
    <meta:user-defined meta:name="Info 1"/>
    <meta:user-defined meta:name="Info 2"/>
    <meta:user-defined meta:name="Info 3"/>
    <meta:user-defined meta:name="Info 4"/>
  </office:meta>
</office:document-meta>
</file>